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bc7c" officeooo:paragraph-rsid="001bbc7c"/>
    </style:style>
    <style:style style:name="P2" style:family="paragraph" style:parent-style-name="Standard">
      <style:paragraph-properties fo:text-align="start" style:justify-single-word="false"/>
      <style:text-properties fo:font-size="13pt" officeooo:rsid="001bbc7c" officeooo:paragraph-rsid="001c193e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bbc7c" officeooo:paragraph-rsid="001f43c2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bbc7c" officeooo:paragraph-rsid="002478fc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bbc7c" officeooo:paragraph-rsid="0024ae27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officeooo:paragraph-rsid="0020b288"/>
    </style:style>
    <style:style style:name="P7" style:family="paragraph" style:parent-style-name="Standard">
      <style:paragraph-properties fo:text-align="start" style:justify-single-word="false"/>
      <style:text-properties officeooo:paragraph-rsid="002f81b0"/>
    </style:style>
    <style:style style:name="P8" style:family="paragraph" style:parent-style-name="Standard">
      <style:paragraph-properties fo:text-align="start" style:justify-single-word="false"/>
      <style:text-properties officeooo:paragraph-rsid="003a31e8"/>
    </style:style>
    <style:style style:name="P9" style:family="paragraph" style:parent-style-name="Standard">
      <style:paragraph-properties fo:text-align="start" style:justify-single-word="false"/>
      <style:text-properties officeooo:rsid="00281428" officeooo:paragraph-rsid="00281428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281428" officeooo:paragraph-rsid="0028142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385e59"/>
    </style:style>
    <style:style style:name="P12" style:family="paragraph" style:parent-style-name="Standard">
      <style:paragraph-properties fo:text-align="justify" style:justify-single-word="false"/>
      <style:text-properties officeooo:paragraph-rsid="0050acf8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281428" officeooo:paragraph-rsid="0028142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317e5a" officeooo:paragraph-rsid="00317e5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0317e5a" officeooo:paragraph-rsid="00317e5a"/>
    </style:style>
    <style:style style:name="P16" style:family="paragraph" style:parent-style-name="Standard">
      <style:paragraph-properties fo:text-align="start" style:justify-single-word="false"/>
      <style:text-properties officeooo:rsid="0032edf7" officeooo:paragraph-rsid="0032edf7"/>
    </style:style>
    <style:style style:name="P17" style:family="paragraph" style:parent-style-name="Standard">
      <style:paragraph-properties fo:text-align="start" style:justify-single-word="false"/>
      <style:text-properties officeooo:rsid="0034f10b" officeooo:paragraph-rsid="0034f10b"/>
    </style:style>
    <style:style style:name="P18" style:family="paragraph" style:parent-style-name="Standard">
      <style:paragraph-properties fo:text-align="start" style:justify-single-word="false"/>
      <style:text-properties officeooo:rsid="0036b0c6" officeooo:paragraph-rsid="0036b0c6"/>
    </style:style>
    <style:style style:name="P19" style:family="paragraph" style:parent-style-name="Standard">
      <style:paragraph-properties fo:text-align="start" style:justify-single-word="false"/>
      <style:text-properties officeooo:rsid="003ad0c4" officeooo:paragraph-rsid="003ad0c4"/>
    </style:style>
    <style:style style:name="P20" style:family="paragraph" style:parent-style-name="Standard">
      <style:paragraph-properties fo:text-align="justify" style:justify-single-word="false"/>
      <style:text-properties fo:font-size="10pt" officeooo:rsid="003ad0c4" officeooo:paragraph-rsid="003ad0c4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officeooo:rsid="003ed43e" officeooo:paragraph-rsid="003ed43e"/>
    </style:style>
    <style:style style:name="P22" style:family="paragraph" style:parent-style-name="Standard">
      <style:paragraph-properties fo:text-align="justify" style:justify-single-word="false"/>
      <style:text-properties officeooo:rsid="0048edb7" officeooo:paragraph-rsid="00492b74"/>
    </style:style>
    <style:style style:name="P23" style:family="paragraph" style:parent-style-name="Standard">
      <style:paragraph-properties fo:text-align="justify" style:justify-single-word="false"/>
      <style:text-properties officeooo:rsid="0048edb7" officeooo:paragraph-rsid="004ea63f"/>
    </style:style>
    <style:style style:name="P24" style:family="paragraph" style:parent-style-name="Standard">
      <style:paragraph-properties fo:text-align="justify" style:justify-single-word="false"/>
      <style:text-properties officeooo:rsid="00492b74" officeooo:paragraph-rsid="00492b74"/>
    </style:style>
    <style:style style:name="P25" style:family="paragraph" style:parent-style-name="Standard">
      <style:paragraph-properties fo:text-align="justify" style:justify-single-word="false"/>
      <style:text-properties officeooo:rsid="004a8077" officeooo:paragraph-rsid="004a8077"/>
    </style:style>
    <style:style style:name="P26" style:family="paragraph" style:parent-style-name="Standard">
      <style:paragraph-properties fo:text-align="justify" style:justify-single-word="false"/>
      <style:text-properties officeooo:rsid="004d1a74" officeooo:paragraph-rsid="004d1a74"/>
    </style:style>
    <style:style style:name="P27" style:family="paragraph" style:parent-style-name="Standard">
      <style:paragraph-properties fo:text-align="justify" style:justify-single-word="false"/>
      <style:text-properties officeooo:rsid="004ea63f" officeooo:paragraph-rsid="004ea63f"/>
    </style:style>
    <style:style style:name="P28" style:family="paragraph" style:parent-style-name="Standard">
      <style:paragraph-properties fo:text-align="justify" style:justify-single-word="false"/>
      <style:text-properties officeooo:rsid="0050acf8" officeooo:paragraph-rsid="0050acf8"/>
    </style:style>
    <style:style style:name="P29" style:family="paragraph" style:parent-style-name="Standard">
      <style:paragraph-properties fo:text-align="justify" style:justify-single-word="false"/>
      <style:text-properties officeooo:rsid="00513788" officeooo:paragraph-rsid="00513788"/>
    </style:style>
    <style:style style:name="P30" style:family="paragraph" style:parent-style-name="Standard">
      <style:paragraph-properties fo:text-align="justify" style:justify-single-word="false"/>
      <style:text-properties officeooo:rsid="005301ab" officeooo:paragraph-rsid="005301ab"/>
    </style:style>
    <style:style style:name="P31" style:family="paragraph" style:parent-style-name="Header">
      <style:paragraph-properties fo:text-align="end" style:justify-single-word="false"/>
      <style:text-properties fo:font-size="18pt" officeooo:rsid="001bbc7c" officeooo:paragraph-rsid="001bbc7c" style:font-size-asian="18pt" style:font-size-complex="18pt"/>
    </style:style>
    <style:style style:name="T1" style:family="text">
      <style:text-properties officeooo:rsid="001c193e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1bbc7c" style:font-size-asian="11.3500003814697pt" style:font-size-complex="13pt"/>
    </style:style>
    <style:style style:name="T4" style:family="text">
      <style:text-properties fo:font-size="13pt" officeooo:rsid="001fe140" style:font-size-asian="11.3500003814697pt" style:font-size-complex="13pt"/>
    </style:style>
    <style:style style:name="T5" style:family="text">
      <style:text-properties fo:font-size="13pt" officeooo:rsid="0020b288" style:font-size-asian="11.3500003814697pt" style:font-size-complex="13pt"/>
    </style:style>
    <style:style style:name="T6" style:family="text">
      <style:text-properties fo:font-size="13pt" officeooo:rsid="001c193e" style:font-size-asian="11.3500003814697pt" style:font-size-complex="13pt"/>
    </style:style>
    <style:style style:name="T7" style:family="text">
      <style:text-properties fo:font-size="13pt" officeooo:rsid="00367592" style:font-size-asian="11.3500003814697pt" style:font-size-complex="13pt"/>
    </style:style>
    <style:style style:name="T8" style:family="text">
      <style:text-properties fo:font-size="13pt" officeooo:rsid="0036b0c6" style:font-size-asian="11.3500003814697pt" style:font-size-complex="13pt"/>
    </style:style>
    <style:style style:name="T9" style:family="text">
      <style:text-properties fo:font-size="13pt" officeooo:rsid="0034f10b" style:font-size-asian="11.3500003814697pt" style:font-size-complex="13pt"/>
    </style:style>
    <style:style style:name="T10" style:family="text">
      <style:text-properties fo:font-size="13pt" officeooo:rsid="00385e59" style:font-size-asian="11.3500003814697pt" style:font-size-complex="13pt"/>
    </style:style>
    <style:style style:name="T11" style:family="text">
      <style:text-properties fo:font-size="13pt" officeooo:rsid="00425475" style:font-size-asian="11.3500003814697pt" style:font-size-complex="13pt"/>
    </style:style>
    <style:style style:name="T12" style:family="text">
      <style:text-properties fo:font-size="13pt" officeooo:rsid="00467f8a" style:font-size-asian="11.3500003814697pt" style:font-size-complex="13pt"/>
    </style:style>
    <style:style style:name="T13" style:family="text">
      <style:text-properties fo:font-size="13pt" officeooo:rsid="003ed43e" style:font-size-asian="11.3500003814697pt" style:font-size-complex="13pt"/>
    </style:style>
    <style:style style:name="T14" style:family="text">
      <style:text-properties fo:font-size="13pt" officeooo:rsid="00492b74" style:font-size-asian="11.3500003814697pt" style:font-size-complex="13pt"/>
    </style:style>
    <style:style style:name="T15" style:family="text">
      <style:text-properties fo:font-size="13pt" officeooo:rsid="004ea63f" style:font-size-asian="11.3500003814697pt" style:font-size-complex="13pt"/>
    </style:style>
    <style:style style:name="T16" style:family="text">
      <style:text-properties fo:font-size="13pt" officeooo:rsid="00513788" style:font-size-asian="11.3500003814697pt" style:font-size-complex="13pt"/>
    </style:style>
    <style:style style:name="T17" style:family="text">
      <style:text-properties fo:font-size="13pt" officeooo:rsid="0050acf8" style:font-size-asian="11.3500003814697pt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24aecc" style:font-size-asian="13pt" style:font-size-complex="13pt"/>
    </style:style>
    <style:style style:name="T20" style:family="text">
      <style:text-properties fo:font-size="13pt" officeooo:rsid="0020b288" style:font-size-asian="13pt" style:font-size-complex="13pt"/>
    </style:style>
    <style:style style:name="T21" style:family="text">
      <style:text-properties fo:font-size="13pt" officeooo:rsid="00227f1c" style:font-size-asian="13pt" style:font-size-complex="13pt"/>
    </style:style>
    <style:style style:name="T22" style:family="text">
      <style:text-properties fo:font-size="13pt" officeooo:rsid="001fe140" style:font-size-asian="13pt" style:font-size-complex="13pt"/>
    </style:style>
    <style:style style:name="T23" style:family="text">
      <style:text-properties fo:font-size="13pt" officeooo:rsid="002e3084" style:font-size-asian="13pt" style:font-size-complex="13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e39db" style:font-weight-asian="normal" style:font-weight-complex="normal"/>
    </style:style>
    <style:style style:name="T26" style:family="text">
      <style:text-properties officeooo:rsid="001e39db"/>
    </style:style>
    <style:style style:name="T27" style:family="text">
      <style:text-properties fo:font-size="12pt" officeooo:rsid="0036b0c6" style:font-size-asian="12pt" style:font-size-complex="12pt"/>
    </style:style>
    <style:style style:name="T28" style:family="text">
      <style:text-properties officeooo:rsid="002cb460"/>
    </style:style>
    <style:style style:name="T29" style:family="text">
      <style:text-properties officeooo:rsid="00340a56"/>
    </style:style>
    <style:style style:name="T30" style:family="text">
      <style:text-properties style:font-name="monospace"/>
    </style:style>
    <style:style style:name="T31" style:family="text">
      <style:text-properties style:font-name="monospace" fo:font-size="10.5pt" style:font-size-asian="11.3500003814697pt" style:font-size-complex="13pt"/>
    </style:style>
    <style:style style:name="T32" style:family="text">
      <style:text-properties style:font-name="monospace" fo:font-size="10.5pt" officeooo:rsid="004b4702" style:font-size-asian="11.3500003814697pt" style:font-size-complex="13pt"/>
    </style:style>
    <style:style style:name="T33" style:family="text">
      <style:text-properties officeooo:rsid="005360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a libreria JavaScript D3 <text:span text:style-name="T33">creata da Mike Bostock</text:span>, incorporata in una pagina web <text:span text:style-name="T1">HTML</text:span>, utilizza funzioni JavaScript per selezionare elementi del DOM, creare elementi SVG, aggiungergli uno stile grafico, oppure transizioni, effetti di movimento e/o <text:span text:style-name="T1">tooltip</text:span>. </text:p>
      <text:p text:style-name="P3"><text:span text:style-name="T25">Il formato SVG (</text:span><text:span text:style-name="T24">Scalable Vector Graphics</text:span><text:span text:style-name="T25">)</text:span> è in grado di salvare immagini in modo che siano ingrandibili e rimpicciolibili a piacere senza perdere in <text:span text:style-name="T26">risoluzione grafica</text:span>. </text:p>
      <text:p text:style-name="P3"/>
      <text:p text:style-name="P2">Questi oggetti possono essere personalizzati utilizzando lo standard web dei "fogli di stile a cascata"<text:span text:style-name="T1">(CSS). </text:span></text:p>
      <text:p text:style-name="P4">In questo modo grandi collezioni di dati possono essere facilmente convertiti in oggetti SVG usando semplici funzioni di D3 e così generare ricche rappresentazioni grafiche di numeri, testi, mappe e diagrammi. </text:p>
      <text:p text:style-name="P5"/>
      <text:p text:style-name="P6"><text:span text:style-name="T4">Generalmente si utilizza D3 per generare elementi come rettangoli, cerchi, </text:span><text:span text:style-name="T5">paragrafi o altre forme di visualizzazione che rappresentano i dati su cui si lavora.</text:span></text:p>
      <text:p text:style-name="P9"><text:span text:style-name="T5">P</text:span><text:span text:style-name="T2">er esempio per generare un nuovo paragrafo si utilizza la seguente sintassi:</text:span></text:p>
      <text:p text:style-name="P9"><text:span text:style-name="T2"/></text:p>
      <text:p text:style-name="P13">d3.select(“body”)<text:tab/><text:tab/>//<text:span text:style-name="T28">seleziono il “contenitore”</text:span></text:p>
      <text:p text:style-name="P13">.append(“p”)<text:tab/><text:tab/><text:tab/>//<text:span text:style-name="T28">inserisco un nuovo paragrafo</text:span></text:p>
      <text:p text:style-name="P13">.text(“New Paragraph!”);<text:tab/>//<text:span text:style-name="T28">definisco il testo di quel paragrafo</text:span></text:p>
      <text:p text:style-name="P10"/>
      <text:p text:style-name="P6"><text:span text:style-name="T20">I</text:span><text:span text:style-name="T18">l concetto centrale del design di D3 è permettere al programmatore di usare dei selettori, come per i CSS, per scegliere i nodi all'interno del DOM <text:s/>e quindi usare operatori per manipolarli, similmente alla libreria </text:span><text:span text:style-name="T21">jQuery</text:span><text:span text:style-name="T18"> . Per esempio, usando D3, </text:span><text:span text:style-name="T23">si</text:span><text:span text:style-name="T18"> può selezionare tutti gli elementi </text:span><text:span text:style-name="Source_20_Text"><text:span text:style-name="T18">&lt;p&gt;…&lt;/p&gt;</text:span></text:span><text:span text:style-name="T18"> della pagina HTML e quindi cambiare il loro colore</text:span><text:span text:style-name="T22">.</text:span></text:p>
      <text:p text:style-name="P6"><text:span text:style-name="T4"/></text:p>
      <text:p text:style-name="P7"><text:span text:style-name="T3">I dati utilizzati possono essere in diversi formati, il più comune è il </text:span><text:span text:style-name="T6">JSON</text:span><text:span text:style-name="T22">(JavaScript Object Notation) </text:span><text:span text:style-name="T19">che è un</text:span><text:span text:style-name="T22"> semplice formato per lo scambio di dati</text:span><text:span text:style-name="T3">, valori separati da virgola </text:span><text:span text:style-name="T6">CSV</text:span><text:span text:style-name="T3"> o </text:span><text:span text:style-name="T6">geoJSON</text:span><text:span text:style-name="T3">, ma, se necessario, si possono scrivere funzioni JavaScript apposta per leggere dati in altri formati. </text:span></text:p>
      <text:p text:style-name="P15"><text:span text:style-name="T3">L</text:span><text:span text:style-name="T2">a libreria D3 ci permette di ottenere i dati attraverso metodi prefatti, che consentono al programmatore di caricare facilmente il file che contiene i dati in modo tale che sia immediato il lavorare con essi (dopo averli preparati all’utilizzo).</text:span></text:p>
      <text:p text:style-name="P15"><text:span text:style-name="T2">Infatti se l’intenzione è quella di caricare un file prova.csv è possibile utilizzare il metodo d3.csv() :</text:span></text:p>
      <text:p text:style-name="P15"><text:span text:style-name="T2"/></text:p>
      <text:p text:style-name="P14">d3.csv(“prova.csv”, function(data){</text:p>
      <text:p text:style-name="P14"><text:tab/><text:span text:style-name="T29">var dataset = data;</text:span></text:p>
      <text:p text:style-name="P14"><text:tab/>console.log(data<text:span text:style-name="T29">set</text:span>);</text:p>
      <text:p text:style-name="P14">});</text:p>
      <text:p text:style-name="P16"><text:span text:style-name="T2"/></text:p>
      <text:p text:style-name="P8"><text:span text:style-name="T9">Questa libreria permette anche di </text:span><text:span text:style-name="T7">ottenere</text:span><text:span text:style-name="T9"> automaticamente un determinato elemento un numero di volte pari alla lunghezza del dataset passato e con un valore </text:span><text:span text:style-name="T12">dipendente</text:span><text:span text:style-name="T9"> dal dataset alla posizione i-esima.</text:span></text:p>
      <text:p text:style-name="P8"><text:span text:style-name="T10">P</text:span><text:span text:style-name="T8">er ogni elemento dell'insieme di dati associato</text:span><text:span text:style-name="T10">(dataset)</text:span><text:span text:style-name="T8"> vengono invocate una funzione esplicita </text:span><text:span text:style-name="Source_20_Text"><text:span text:style-name="T27">.enter()</text:span></text:span><text:span text:style-name="T8">, una funzione implicita </text:span><text:span text:style-name="T27">"</text:span><text:span text:style-name="Source_20_Text"><text:span text:style-name="T27">update</text:span></text:span><text:span text:style-name="T27">"</text:span><text:span text:style-name="T8"> e una esplicita </text:span><text:span text:style-name="Source_20_Text"><text:span text:style-name="T27">.exit()</text:span></text:span><text:span text:style-name="T8">. Tutti i </text:span><text:soft-page-break/><text:span text:style-name="T8">metodi concatenati dopo il comando </text:span><text:span text:style-name="Source_20_Text"><text:span text:style-name="T27">.enter()</text:span></text:span><text:span text:style-name="T8"> verranno chiamati per ciascun elemento dell'insieme di dati</text:span><text:span text:style-name="T10">(dataset)</text:span><text:span text:style-name="T8"> per i quali non sia già presente un nodo DOM nella selezione. Allo stesso modo, la funzione di aggiornamento implicita viene chiamata su tutti i nodi selezionati esistenti per i quali esiste un elemento corrispondente nell'insieme di dati, e viene chiamata la </text:span><text:span text:style-name="Source_20_Text"><text:span text:style-name="T27">.exit()</text:span></text:span><text:span text:style-name="T8"> su tutti i nodi selezionati esistenti che non abbiano un elemento nel set di dati a loro collegato. </text:span></text:p>
      <text:p text:style-name="P19"><text:span text:style-name="T8">P</text:span><text:span text:style-name="T2">er esempio : </text:span></text:p>
      <text:p text:style-name="P19"><text:span text:style-name="T2"/></text:p>
      <text:p text:style-name="P20"><text:span text:style-name="T30">d3.select("body")</text:span></text:p>
      <text:p text:style-name="P20"><text:span text:style-name="T30"><text:s text:c="2"/>.selectAll("p")</text:span></text:p>
      <text:p text:style-name="P20"><text:span text:style-name="T30"><text:s text:c="2"/>.data(dataset)</text:span> </text:p>
      <text:p text:style-name="P20"><text:span text:style-name="T30"><text:s text:c="2"/>.enter()</text:span> </text:p>
      <text:p text:style-name="P20"><text:span text:style-name="T30"><text:s text:c="2"/>.append("p")</text:span> </text:p>
      <text:p text:style-name="P20"><text:span text:style-name="T30"><text:s text:c="2"/>.text(function(d) { return</text:span> <text:span text:style-name="T30">d; });</text:span></text:p>
      <text:p text:style-name="P20"><text:span text:style-name="T30"/></text:p>
      <text:p text:style-name="P20"><text:span text:style-name="T30"/></text:p>
      <text:p text:style-name="P22"><text:span text:style-name="T2">Una domanda sorge spontanea : </text:span></text:p>
      <text:p text:style-name="P22"><text:span text:style-name="T2">Come possiamo </text:span><text:span text:style-name="T14">adattare i valori del dataset alla grandezza del contenitore del grafico?</text:span></text:p>
      <text:p text:style-name="P24"><text:span text:style-name="T2">La libreria D3 risolve anche questo problema, infatti servendosi delle funzioni scales possiamo mappare un dominio di input in un range di output.</text:span></text:p>
      <text:p text:style-name="P25"><text:span text:style-name="T2"/></text:p>
      <text:p text:style-name="P25"><text:span text:style-name="T31">var</text:span><text:span text:style-name="T2"> </text:span><text:span text:style-name="T31">scale</text:span><text:span text:style-name="T2"> </text:span><text:span text:style-name="T31">= d3.scaleLinear()</text:span></text:p>
      <text:p text:style-name="P25"><text:span text:style-name="T31"><text:tab/><text:tab/> <text:s/>.domain([minDataset, maxDataset])</text:span></text:p>
      <text:p text:style-name="P25"><text:span text:style-name="T31"><text:tab/><text:tab/> <text:s/>.range([</text:span><text:span text:style-name="T32">0</text:span><text:span text:style-name="T31">, </text:span><text:span text:style-name="T32">heightContainer</text:span><text:span text:style-name="T31">]);</text:span></text:p>
      <text:p text:style-name="P24"><text:span text:style-name="T2"/></text:p>
      <text:p text:style-name="P26"><text:span text:style-name="T2">Una volta definita la funzione scale si può passare come parametro il valore i-esimo del dataset ed ottenere il valore corrispondente che risulterà adattato al contenitore del grafico.</text:span></text:p>
      <text:p text:style-name="P24"><text:span text:style-name="T2"/></text:p>
      <text:p text:style-name="P23"><text:span text:style-name="T8">Q</text:span><text:span text:style-name="T13">ueste sono le principali funzionalità di questa libreria</text:span><text:span text:style-name="T11">, </text:span><text:span text:style-name="T15">ma sono presenti molte altre funzionalità importanti e necessarie per la creazione di una dashboard interattiva</text:span><text:span text:style-name="T11">.</text:span></text:p>
      <text:p text:style-name="P27"><text:span text:style-name="T11">I</text:span><text:span text:style-name="T2">nfatti, come suggerisce il nome, una dashboard interattiva necessita della possibilità da parte dell’utente di interagire con essa.</text:span></text:p>
      <text:p text:style-name="P27"><text:span text:style-name="T2">La maggior parte delle interazioni possibili all’interno di una dashboard avvengono attraverso eventi come il mouseover ed il click.</text:span></text:p>
      <text:p text:style-name="P27"><text:span text:style-name="T2"/></text:p>
      <text:p text:style-name="P27"><text:span text:style-name="T2">Il principale metodo proposto da D3 è il metodo on(), che prende 2 argomenti: il tipo di evento (come il “click”) ed una funzione (di norma anonima) che si occupa di gestire il comportamento di tale evento.</text:span></text:p>
      <text:p text:style-name="P28"><text:span text:style-name="T2"/></text:p>
      <text:p text:style-name="P12"><text:span text:style-name="T17">Come si denota questa libreria </text:span><text:span text:style-name="T16">è uno strumento molto efficiente per creare grafici, ma è possibile creare anche mappe. Infatti D3 può lavorare anche usando il formato geoJSON che è serve per archiviare una collezione di geometrie spaziali i cui attributi sono descritti attraverso Javascript Object Notation. Le geometrie possibili sono punti (come ad esempio indirizzi), linee spezzate (come percorsi, strade e confini), poligoni(paesi, province, laghi), e collezioni multiple di queste tipologie.</text:span></text:p>
      <text:p text:style-name="P29"><text:span text:style-name="T2">Inoltre grazie al metodo zoom() della libreria è possibile anche gestire gli eventi di zoom e di panning.</text:span></text:p>
      <text:p text:style-name="P30"><text:span text:style-name="T2"/></text:p>
      <text:p text:style-name="P21"><text:soft-page-break/><text:span text:style-name="T11"/></text:p>
      <text:p text:style-name="P11"><text:span text:style-name="T8"/></text:p>
      <text:p text:style-name="P11"><text:span text:style-name="T8"/></text:p>
      <text:p text:style-name="P17"><text:span text:style-name="T8"/></text:p>
      <text:p text:style-name="P18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8pt" officeooo:rsid="001bbc7c" officeooo:paragraph-rsid="001bbc7c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2:17:52.997542377</meta:creation-date>
    <dc:date>2020-05-08T23:18:36.525319527</dc:date>
    <meta:editing-duration>PT8H47M47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737" meta:character-count="4992" meta:non-whitespace-character-count="4260"/>
  </office:meta>
</office:document-meta>
</file>